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G" svg:font-family="'Linux Libertine G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70f" officeooo:paragraph-rsid="001da70f"/>
    </style:style>
    <style:style style:name="P2" style:family="paragraph" style:parent-style-name="Standard">
      <style:text-properties fo:font-weight="bold" officeooo:rsid="00205501" officeooo:paragraph-rsid="00205501" style:font-weight-asian="bold" style:font-weight-complex="bold"/>
    </style:style>
    <style:style style:name="P3" style:family="paragraph" style:parent-style-name="Standard">
      <style:text-properties fo:font-weight="bold" officeooo:rsid="0022fb3a" officeooo:paragraph-rsid="0024126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a70f" officeooo:paragraph-rsid="001da70f" style:font-weight-asian="bold" style:font-weight-complex="bold"/>
    </style:style>
    <style:style style:name="P5" style:family="paragraph" style:parent-style-name="Standard">
      <style:text-properties officeooo:rsid="002f1eaa" officeooo:paragraph-rsid="002f1eaa"/>
    </style:style>
    <style:style style:name="P6" style:family="paragraph" style:parent-style-name="Standard">
      <style:text-properties officeooo:rsid="0030eb5f" officeooo:paragraph-rsid="0030eb5f"/>
    </style:style>
    <style:style style:name="P7" style:family="paragraph" style:parent-style-name="Standard">
      <style:text-properties officeooo:rsid="003262ac" officeooo:paragraph-rsid="003262ac"/>
    </style:style>
    <style:style style:name="P8" style:family="paragraph" style:parent-style-name="Standard" style:list-style-name="L1">
      <style:text-properties officeooo:rsid="00205501" officeooo:paragraph-rsid="00451d07"/>
    </style:style>
    <style:style style:name="P9" style:family="paragraph" style:parent-style-name="Standard" style:list-style-name="L1">
      <style:text-properties officeooo:rsid="003b633b" officeooo:paragraph-rsid="00451d07"/>
    </style:style>
    <style:style style:name="P10" style:family="paragraph" style:parent-style-name="Standard" style:list-style-name="L1">
      <style:text-properties officeooo:rsid="0022fb3a" officeooo:paragraph-rsid="00451d07"/>
    </style:style>
    <style:style style:name="P11" style:family="paragraph" style:parent-style-name="Standard" style:list-style-name="L6">
      <style:text-properties officeooo:rsid="00340941" officeooo:paragraph-rsid="00451d07"/>
    </style:style>
    <style:style style:name="P12" style:family="paragraph" style:parent-style-name="Standard" style:list-style-name="L3">
      <style:text-properties officeooo:rsid="001f1a0f" officeooo:paragraph-rsid="001f1a0f"/>
    </style:style>
    <style:style style:name="P13" style:family="paragraph" style:parent-style-name="Standard" style:list-style-name="L3">
      <style:text-properties officeooo:rsid="001fad13" officeooo:paragraph-rsid="001fad13"/>
    </style:style>
    <style:style style:name="P14" style:family="paragraph" style:parent-style-name="Standard" style:list-style-name="L3">
      <style:text-properties officeooo:rsid="002794f2" officeooo:paragraph-rsid="002794f2"/>
    </style:style>
    <style:style style:name="P15" style:family="paragraph" style:parent-style-name="Standard" style:list-style-name="L3">
      <style:text-properties officeooo:rsid="0028ebab" officeooo:paragraph-rsid="0028ebab"/>
    </style:style>
    <style:style style:name="P16" style:family="paragraph" style:parent-style-name="Standard" style:list-style-name="L3">
      <style:text-properties officeooo:rsid="002a526a" officeooo:paragraph-rsid="002a526a"/>
    </style:style>
    <style:style style:name="P17" style:family="paragraph" style:parent-style-name="Standard" style:list-style-name="L3">
      <style:text-properties officeooo:rsid="002f1eaa" officeooo:paragraph-rsid="002f1eaa"/>
    </style:style>
    <style:style style:name="P18" style:family="paragraph" style:parent-style-name="Standard">
      <style:text-properties officeooo:rsid="002f1eaa" officeooo:paragraph-rsid="002f1eaa"/>
    </style:style>
    <style:style style:name="P19" style:family="paragraph" style:parent-style-name="Standard" style:list-style-name="L3">
      <style:text-properties officeooo:rsid="0030eb5f" officeooo:paragraph-rsid="0030eb5f"/>
    </style:style>
    <style:style style:name="P20" style:family="paragraph" style:parent-style-name="Standard">
      <style:paragraph-properties fo:text-align="start" style:justify-single-word="false"/>
      <style:text-properties officeooo:rsid="0030eb5f" officeooo:paragraph-rsid="0046256c"/>
    </style:style>
    <style:style style:name="P21" style:family="paragraph" style:parent-style-name="Standard">
      <style:paragraph-properties fo:text-align="center" style:justify-single-word="false"/>
      <style:text-properties officeooo:rsid="0020e341" officeooo:paragraph-rsid="0020e341"/>
    </style:style>
    <style:style style:name="P22" style:family="paragraph" style:parent-style-name="Standard">
      <style:paragraph-properties fo:text-align="start" style:justify-single-word="false"/>
      <style:text-properties officeooo:rsid="0020e341" officeooo:paragraph-rsid="0020e341"/>
    </style:style>
    <style:style style:name="P23" style:family="paragraph" style:parent-style-name="Standard">
      <style:paragraph-properties fo:text-align="start" style:justify-single-word="false"/>
      <style:text-properties officeooo:rsid="003da6ba" officeooo:paragraph-rsid="003da6ba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3da6ba" officeooo:paragraph-rsid="003da6ba"/>
    </style:style>
    <style:style style:name="P25" style:family="paragraph" style:parent-style-name="Standard">
      <style:paragraph-properties fo:text-align="start" style:justify-single-word="false"/>
      <style:text-properties officeooo:rsid="003da6ba" officeooo:paragraph-rsid="0046256c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da6ba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4caeed"/>
    </style:style>
    <style:style style:name="P28" style:family="paragraph" style:parent-style-name="Standard">
      <style:paragraph-properties fo:text-align="start" style:justify-single-word="false"/>
      <style:text-properties officeooo:rsid="003f840e" officeooo:paragraph-rsid="003f840e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3f840e" officeooo:paragraph-rsid="003f840e"/>
    </style:style>
    <style:style style:name="P30" style:family="paragraph" style:parent-style-name="Standard">
      <style:paragraph-properties fo:text-align="start" style:justify-single-word="false"/>
      <style:text-properties officeooo:rsid="0040fa10" officeooo:paragraph-rsid="0040fa10"/>
    </style:style>
    <style:style style:name="P31" style:family="paragraph" style:parent-style-name="Standard">
      <style:text-properties officeooo:rsid="001da70f" officeooo:paragraph-rsid="001da70f"/>
    </style:style>
    <style:style style:name="P32" style:family="paragraph" style:parent-style-name="Standard">
      <style:text-properties officeooo:rsid="001da70f" officeooo:paragraph-rsid="00451d07"/>
    </style:style>
    <style:style style:name="P33" style:family="paragraph" style:parent-style-name="Standard">
      <style:text-properties officeooo:rsid="00451d07" officeooo:paragraph-rsid="00451d07"/>
    </style:style>
    <style:style style:name="P34" style:family="paragraph" style:parent-style-name="Standard">
      <style:paragraph-properties fo:text-align="start" style:justify-single-word="false"/>
      <style:text-properties officeooo:rsid="0046256c" officeooo:paragraph-rsid="0046256c"/>
    </style:style>
    <style:style style:name="P35" style:family="paragraph" style:parent-style-name="Standard" style:list-style-name="L7">
      <style:text-properties officeooo:paragraph-rsid="00205501"/>
    </style:style>
    <style:style style:name="P36" style:family="paragraph" style:parent-style-name="Standard" style:list-style-name="L7">
      <style:text-properties officeooo:paragraph-rsid="00241266"/>
    </style:style>
    <style:style style:name="P37" style:family="paragraph" style:parent-style-name="Standard">
      <style:text-properties fo:font-weight="bold" officeooo:rsid="0022fb3a" officeooo:paragraph-rsid="00241266" style:font-weight-asian="bold" style:font-weight-complex="bold"/>
    </style:style>
    <style:style style:name="P38" style:family="paragraph" style:parent-style-name="Standard" style:list-style-name="L8">
      <style:text-properties officeooo:paragraph-rsid="001f1a0f"/>
    </style:style>
    <style:style style:name="P39" style:family="paragraph" style:parent-style-name="Standard">
      <style:paragraph-properties fo:text-align="center" style:justify-single-word="false"/>
      <style:text-properties fo:color="#ff0000" officeooo:rsid="004ab08d" officeooo:paragraph-rsid="004ab08d"/>
    </style:style>
    <style:style style:name="P40" style:family="paragraph" style:parent-style-name="Standard">
      <style:paragraph-properties fo:text-align="start" style:justify-single-word="false"/>
      <style:text-properties fo:color="#ff0000" officeooo:rsid="004caeed" officeooo:paragraph-rsid="004caeed"/>
    </style:style>
    <style:style style:name="P41" style:family="paragraph" style:parent-style-name="Standard" style:list-style-name="L9">
      <style:paragraph-properties fo:text-align="start" style:justify-single-word="false"/>
      <style:text-properties officeooo:rsid="004caeed" officeooo:paragraph-rsid="0050c97c"/>
    </style:style>
    <style:style style:name="P42" style:family="paragraph" style:parent-style-name="Standard" style:list-style-name="L10">
      <style:text-properties style:use-window-font-color="true" fo:font-weight="bold" officeooo:rsid="004ea881" officeooo:paragraph-rsid="004ea881" style:font-weight-asian="bold" style:font-weight-complex="bold"/>
    </style:style>
    <style:style style:name="P43" style:family="paragraph" style:parent-style-name="Standard" style:list-style-name="L9">
      <style:paragraph-properties fo:text-align="start" style:justify-single-word="false"/>
      <style:text-properties officeooo:rsid="0050c97c" officeooo:paragraph-rsid="0050c97c"/>
    </style:style>
    <style:style style:name="P44" style:family="paragraph" style:parent-style-name="Standard">
      <style:paragraph-properties fo:break-before="page"/>
      <style:text-properties officeooo:rsid="00451d07" officeooo:paragraph-rsid="00451d07"/>
    </style:style>
    <style:style style:name="T1" style:family="text">
      <style:text-properties officeooo:rsid="001e0b53"/>
    </style:style>
    <style:style style:name="T2" style:family="text">
      <style:text-properties officeooo:rsid="001f1a0f"/>
    </style:style>
    <style:style style:name="T3" style:family="text">
      <style:text-properties officeooo:rsid="00205501"/>
    </style:style>
    <style:style style:name="T4" style:family="text">
      <style:text-properties officeooo:rsid="002412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1266" style:font-weight-asian="normal" style:font-weight-complex="normal"/>
    </style:style>
    <style:style style:name="T7" style:family="text">
      <style:text-properties fo:font-weight="normal" officeooo:rsid="0024290e" style:font-weight-asian="normal" style:font-weight-complex="normal"/>
    </style:style>
    <style:style style:name="T8" style:family="text">
      <style:text-properties fo:font-weight="normal" officeooo:rsid="0025744b" style:font-weight-asian="normal" style:font-weight-complex="normal"/>
    </style:style>
    <style:style style:name="T9" style:family="text">
      <style:text-properties fo:font-weight="normal" officeooo:rsid="0026048f" style:font-weight-asian="normal" style:font-weight-complex="normal"/>
    </style:style>
    <style:style style:name="T10" style:family="text">
      <style:text-properties fo:font-weight="normal" officeooo:rsid="0022fb3a" style:font-weight-asian="normal" style:font-weight-complex="normal"/>
    </style:style>
    <style:style style:name="T11" style:family="text">
      <style:text-properties fo:font-weight="normal" officeooo:rsid="004f9e02" style:font-weight-asian="normal" style:font-weight-complex="normal"/>
    </style:style>
    <style:style style:name="T12" style:family="text">
      <style:text-properties officeooo:rsid="002794f2"/>
    </style:style>
    <style:style style:name="T13" style:family="text">
      <style:text-properties officeooo:rsid="002a526a"/>
    </style:style>
    <style:style style:name="T14" style:family="text">
      <style:text-properties officeooo:rsid="002b82c6"/>
    </style:style>
    <style:style style:name="T15" style:family="text">
      <style:text-properties officeooo:rsid="0034d089"/>
    </style:style>
    <style:style style:name="T16" style:family="text">
      <style:text-properties officeooo:rsid="003da6ba"/>
    </style:style>
    <style:style style:name="T17" style:family="text">
      <style:text-properties fo:font-weight="bold" officeooo:rsid="00205501" style:font-weight-asian="bold" style:font-weight-complex="bold"/>
    </style:style>
    <style:style style:name="T18" style:family="text">
      <style:text-properties fo:font-weight="bold" officeooo:rsid="0022fb3a" style:font-weight-asian="bold" style:font-weight-complex="bold"/>
    </style:style>
    <style:style style:name="T19" style:family="text">
      <style:text-properties fo:color="#ff0000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ff0000" fo:font-weight="normal" officeooo:rsid="00241266" style:font-weight-asian="normal" style:font-weight-complex="normal"/>
    </style:style>
    <style:style style:name="T22" style:family="text">
      <style:text-properties fo:color="#ff0000" fo:font-weight="normal" officeooo:rsid="0025744b" style:font-weight-asian="normal" style:font-weight-complex="normal"/>
    </style:style>
    <style:style style:name="T23" style:family="text">
      <style:text-properties fo:color="#ff0000" fo:font-weight="normal" officeooo:rsid="0026048f" style:font-weight-asian="normal" style:font-weight-complex="normal"/>
    </style:style>
    <style:style style:name="T24" style:family="text">
      <style:text-properties fo:color="#ff0000" fo:font-weight="normal" officeooo:rsid="00439581" style:font-weight-asian="normal" style:font-weight-complex="normal"/>
    </style:style>
    <style:style style:name="T25" style:family="text">
      <style:text-properties fo:color="#ff0000" officeooo:rsid="001da70f"/>
    </style:style>
    <style:style style:name="T26" style:family="text">
      <style:text-properties fo:color="#ff0000" officeooo:rsid="004caeed"/>
    </style:style>
    <style:style style:name="T27" style:family="text">
      <style:text-properties fo:color="#ff0000" officeooo:rsid="0050c97c"/>
    </style:style>
    <style:style style:name="T28" style:family="text">
      <style:text-properties officeooo:rsid="0046256c"/>
    </style:style>
    <style:style style:name="T29" style:family="text">
      <style:text-properties officeooo:rsid="00464121"/>
    </style:style>
    <style:style style:name="T30" style:family="text">
      <style:text-properties officeooo:rsid="001da70f"/>
    </style:style>
    <style:style style:name="T31" style:family="text">
      <style:text-properties fo:color="#006600"/>
    </style:style>
    <style:style style:name="T32" style:family="text">
      <style:text-properties fo:color="#006600" officeooo:rsid="004caeed"/>
    </style:style>
    <style:style style:name="T33" style:family="text">
      <style:text-properties fo:color="#006600" officeooo:rsid="0050c9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el intercomparison of biodiversity projections</text:p>
      <text:p text:style-name="P1"/>
      <text:p text:style-name="P21"><text:span text:style-name="T16">[ideas summarised and extended by Carsten F. Dormann]</text:span></text:p>
      <text:p text:style-name="P39">red means still needs some more thoughts</text:p>
      <text:p text:style-name="P21"/>
      <text:p text:style-name="P40">TIMEFRAME &amp; how to proceed</text:p>
      <text:list xml:id="list3609279022671826879" text:style-name="L9">
        <text:list-item>
          <text:p text:style-name="P27"><text:span text:style-name="T26">work out this document internally (Hickler/Hof/Dormann):</text:span><text:span text:style-name="T32"> </text:span><text:span text:style-name="T33">until mid July</text:span></text:p>
        </text:list-item>
        <text:list-item>
          <text:p text:style-name="P41"><text:span text:style-name="T19">send to all HARMBIO-people for discussion/additions/fine-tuning: </text:span><text:span text:style-name="T33">until end of September</text:span></text:p>
        </text:list-item>
        <text:list-item>
          <text:p text:style-name="P41"><text:span text:style-name="T19">get baseline/scenario data set up centrally for global access: </text:span><text:span text:style-name="T33">????</text:span></text:p>
        </text:list-item>
        <text:list-item>
          <text:p text:style-name="P41"><text:span text:style-name="T19">register first set of groups: publish example online (with mock results, so that everyone knows what is expected): </text:span><text:span text:style-name="T33">????</text:span></text:p>
        </text:list-item>
        <text:list-item>
          <text:p text:style-name="P41"><text:span text:style-name="T19">announce “to the world” and encourage registration; </text:span><text:span text:style-name="T27">set deadline</text:span><text:span text:style-name="T19">: </text:span><text:span text:style-name="T33">????</text:span></text:p>
        </text:list-item>
        <text:list-item>
          <text:p text:style-name="P41"><text:span text:style-name="T19">get their predictions, go back and ask for clarification etc.: </text:span><text:span text:style-name="T33">????</text:span></text:p>
        </text:list-item>
        <text:list-item>
          <text:p text:style-name="P43"><text:span text:style-name="T19">analyse results of the different approaches</text:span><text:span text:style-name="T26">: </text:span><text:span text:style-name="T31">????</text:span></text:p>
        </text:list-item>
        <text:list-item>
          <text:p text:style-name="P43"><text:span text:style-name="T19">convene workshop to finalise publications: separate model descriptions; summary paper</text:span><text:span text:style-name="T26">: </text:span><text:span text:style-name="T31">????</text:span></text:p>
        </text:list-item>
        <text:list-item>
          <text:p text:style-name="P43"><text:span text:style-name="T19">submit to Phil Trans Roy Soc</text:span><text:span text:style-name="T26">: </text:span><text:span text:style-name="T31">????</text:span></text:p>
        </text:list-item>
      </text:list>
      <text:p text:style-name="P40"/>
      <text:p text:style-name="P22"/>
      <text:p text:style-name="P23">AIM</text:p>
      <text:p text:style-name="P23">Present a comparison of different approaches to quantify the global effects of climate and land-use change on biodiversity</text:p>
      <text:p text:style-name="P23"/>
      <text:p text:style-name="P34">INCENTIVE</text:p>
      <text:p text:style-name="P20">special feature in Phil Trans Roy Soc <text:span text:style-name="T28">+ workshop funded by them</text:span></text:p>
      <text:p text:style-name="P25"/>
      <text:p text:style-name="P23">APPROACH</text:p>
      <text:list xml:id="list2878911384446239479" text:style-name="L4">
        <text:list-item>
          <text:p text:style-name="P26"><text:span text:style-name="T16">Provide a common set of input data (scenarios e.g. from ISI-MIP) and invite anybody in the world to make predictions to these data, following minimum requirements (listed below)</text:span></text:p>
        </text:list-item>
        <text:list-item>
          <text:p text:style-name="P24">some coordination of these activities through registration of interest with main organiser(s) → allow formation of groups working on the same approach: only one group per approach allowed (with precedence given to people from HARMBIO consortium); → encourage cooperation and joining of groups!</text:p>
        </text:list-item>
      </text:list>
      <text:p text:style-name="P23"/>
      <text:p text:style-name="P28">INPUT</text:p>
      <text:list xml:id="list7636635140971468151" text:style-name="L5">
        <text:list-item>
          <text:p text:style-name="P29">baseline/scenario data provided by us <text:span text:style-name="T29">(building/using ISI-MIP: ensure equal-area cells!! to have species density as output later!!)</text:span></text:p>
        </text:list-item>
        <text:list-item>
          <text:p text:style-name="P29">all else is up to the respective group (incl. how to convert the input into something their model actually uses)</text:p>
        </text:list-item>
      </text:list>
      <text:p text:style-name="P28"/>
      <text:p text:style-name="P30">OUTPUT</text:p>
      <text:list xml:id="list7135568079475983134" text:style-name="L7">
        <text:list-item>
          <text:p text:style-name="P35"><text:span text:style-name="T17">split into terrestrial, marine and freshwater</text:span></text:p>
        </text:list-item>
      </text:list>
      <text:p text:style-name="P2"/>
      <text:list xml:id="list153246681206096" text:continue-numbering="true" text:style-name="L7">
        <text:list-item>
          <text:p text:style-name="P36"><text:span text:style-name="T18">different scales: </text:span><text:span text:style-name="T10">global </text:span><text:span text:style-name="T7">(100 <text:s/>x 100 km)</text:span><text:span text:style-name="T10">; </text:span></text:p>
        </text:list-item>
      </text:list>
      <text:p text:style-name="P3"><text:span text:style-name="T4"><text:tab/>terrestrial: </text:span><text:span text:style-name="T6">contiguous USA, western Europe, sub-Saharan Africa, Australia, India, south America;</text:span><text:span text:style-name="T5"> </text:span><text:span text:style-name="T7">(10 x 10 km)</text:span></text:p>
      <text:p text:style-name="P3"><text:tab/><text:span text:style-name="T4">marine: </text:span><text:span text:style-name="T6">(</text:span><text:span text:style-name="T21">select regions</text:span><text:span text:style-name="T6">)</text:span></text:p>
      <text:p text:style-name="P3"><text:span text:style-name="T4"><text:tab/>freshwater</text:span><text:span text:style-name="T8">: </text:span><text:span text:style-name="T24">select r</text:span><text:span text:style-name="T22">ivers: basins; lakes </text:span><text:span text:style-name="T23">within the above regions</text:span></text:p>
      <text:p text:style-name="P3"><text:span text:style-name="T23"/></text:p>
      <text:list xml:id="list6448422921668454439" text:style-name="L10">
        <text:list-item>
          <text:p text:style-name="P42"><text:span text:style-name="T9">d</text:span><text:span text:style-name="T5">escription of the approach in some </text:span><text:span text:style-name="T20">standardised style </text:span><text:span text:style-name="T5">(aim/logic, </text:span><text:span text:style-name="T11">target organism group</text:span><text:span text:style-name="T5">, data requirements, approach, output interpretation, literature) </text:span><text:span text:style-name="T11">[we need to know what </text:span><text:soft-page-break/><text:span text:style-name="T11">they actually do!]</text:span></text:p>
        </text:list-item>
      </text:list>
      <text:p text:style-name="P31"/>
      <text:list xml:id="list22960910681907831" text:style-name="L8">
        <text:list-item>
          <text:p text:style-name="P38"><text:span text:style-name="T25">standardized reported projection measures</text:span><text:span text:style-name="T30">; options:</text:span></text:p>
        </text:list-item>
      </text:list>
      <text:list xml:id="list2078706490521581338" text:style-name="L3">
        <text:list-item>
          <text:p text:style-name="P12">number of species (posterior): <text:span text:style-name="T3">ALL taxa (or representative of); at least: birds/mammals, vascular plants, marine fish/mammals</text:span></text:p>
        </text:list-item>
        <text:list-item>
          <text:p text:style-name="P13">abundance/biomass <text:span text:style-name="T12">per species</text:span></text:p>
        </text:list-item>
        <text:list-item>
          <text:p text:style-name="P14">total biomass of living things</text:p>
        </text:list-item>
        <text:list-item>
          <text:p text:style-name="P15">FD-4fold; phylogenetic diversity <text:span text:style-name="T13">(pre-specify!)</text:span></text:p>
        </text:list-item>
        <text:list-item>
          <text:p text:style-name="P16">[<text:span text:style-name="T14">biodiversity intactness index, e.g. </text:span>“mean species abundance”, computed from data provided <text:span text:style-name="T14">(see Globio), Living Planet Index, Red List Index</text:span>]</text:p>
        </text:list-item>
        <text:list-item>
          <text:p text:style-name="P17">allow for various (indirect) additional outputs, whatever people suggest (e.g. RADs, …)</text:p>
        </text:list-item>
        <text:list-item>
          <text:p text:style-name="P19">[ecosystem service indicators, if available]</text:p>
        </text:list-item>
      </text:list>
      <text:p text:style-name="P5"/>
      <text:p text:style-name="P5"/>
      <text:p text:style-name="P33"/>
      <text:p text:style-name="P44">other stuff discussed in FFM but not necessarily relevant right now:</text:p>
      <text:p text:style-name="P5"/>
      <text:p text:style-name="P32">standardized input <text:span text:style-name="T1">(benchmark data)</text:span></text:p>
      <text:list xml:id="list2112794154553480910" text:style-name="L1">
        <text:list-item>
          <text:p text:style-name="P8">NO prepared species richness data: take data wherever from you want (GBIF, IUCN, literature, …)</text:p>
        </text:list-item>
        <text:list-item>
          <text:p text:style-name="P9">NO hindcasting/model quality assessment at this stage!</text:p>
        </text:list-item>
        <text:list-item>
          <text:p text:style-name="P10">Rolls-Royce: provide species richness data (possibly simulated?); use LTER/NEON/BiodivExplor etc. as validation data</text:p>
        </text:list-item>
      </text:list>
      <text:p text:style-name="P32"/>
      <text:p text:style-name="P32">standardized scenarios <text:span text:style-name="T2">and baseline</text:span></text:p>
      <text:list xml:id="list5059866363831591467" text:style-name="L6">
        <text:list-item>
          <text:p text:style-name="P11">(IPCC scenarios are apparently poor on biodiversity scenarios)</text:p>
        </text:list-item>
      </text:list>
      <text:p text:style-name="P32"/>
      <text:p text:style-name="P5"/>
      <text:p text:style-name="P6">short<text:span text:style-name="T15">er</text:span>-term incentive:</text:p>
      <text:p text:style-name="P6">special feature in Philosophical Transactions Roy Soc: intro, set of papers explaining how original model output is tweaked to generate biodiversity measures; combination of all models in culminating final paper</text:p>
      <text:p text:style-name="P7">(funding for short workshop is available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 G" svg:font-family="'Linux Libertine G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G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Libertine G" fo:font-family="'Linux Libertine G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 G" fo:font-family="'Linux Libertine G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7:20:50.157330000</meta:creation-date>
    <dc:date>2015-06-16T15:32:45.684130000</dc:date>
    <meta:editing-duration>PT18H15M12S</meta:editing-duration>
    <meta:editing-cycles>42</meta:editing-cycles>
    <meta:generator>LibreOffice/4.3.5.2$MacOSX_X86_64 LibreOffice_project/3a87456aaa6a95c63eea1c1b3201acedf0751bd5</meta:generator>
    <meta:document-statistic meta:table-count="0" meta:image-count="0" meta:object-count="0" meta:page-count="3" meta:paragraph-count="48" meta:word-count="525" meta:character-count="3568" meta:non-whitespace-character-count="3114"/>
  </office:meta>
</office:document-meta>
</file>